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84.0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43.06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381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movei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ove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opertyType</text:p>
          </table:table-cell>
          <table:table-cell table:style-name="ce1" office:value-type="string" calcext:value-type="string">
            <text:p>transactionTyp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bedrooms</text:p>
          </table:table-cell>
          <table:table-cell table:style-name="ce1" office:value-type="string" calcext:value-type="string">
            <text:p>bathrooms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badg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features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"Apartamento Luxo 3 Quartos - Vila Mariana"</text:p>
          </table:table-cell>
          <table:table-cell table:style-name="ce1" office:value-type="string" calcext:value-type="string">
            <text:p>"Lindo apartamento com 3 quartos, 2 banheiros, sala ampla com varanda. Prédio com piscina, academia e salão de festas. Localização"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string" calcext:value-type="string">
            <text:p>Apartamento</text:p>
          </table:table-cell>
          <table:table-cell table:style-name="ce1" office:value-type="string" calcext:value-type="string">
            <text:p>Venda</text:p>
          </table:table-cell>
          <table:table-cell table:style-name="ce1" office:value-type="string" calcext:value-type="string">
            <text:p>"Av. Paulista, 1000"</text:p>
          </table:table-cell>
          <table:table-cell table:style-name="ce1" office:value-type="string" calcext:value-type="string">
            <text:p>"São Paulo"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"Ótimo Preço"</text:p>
          </table:table-cell>
          <table:table-cell table:style-name="ce1" office:value-type="string" calcext:value-type="string">
            <text:p>"João Silva"</text:p>
          </table:table-cell>
          <table:table-cell table:style-name="ce1" office:value-type="string" calcext:value-type="string">
            <text:p>"(11) 99999-1111"</text:p>
          </table:table-cell>
          <table:table-cell table:style-name="ce1" office:value-type="string" calcext:value-type="string">
            <text:p>"joao@alphaprime.com"</text:p>
          </table:table-cell>
          <table:table-cell table:style-name="ce2" office:value-type="string" calcext:value-type="string">
            <text:p><text:a xlink:href="https://drive.google.com/uc?id=1KbGUfVZY50u3hFmuPg84bvgpxopW9tru" xlink:type="simple">https://drive.google.com/uc?id=1KbGUfVZY50u3hFmuPg84bvgpxopW9tru</text:a></text:p>
          </table:table-cell>
          <table:table-cell table:style-name="ce1" office:value-type="string" calcext:value-type="string">
            <text:p>"Piscina;Academia;Salão de Festas;Portaria 24h;Garagem;Ar Condicionado"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Casa Premium em Condomínio - Zona Sul"</text:p>
          </table:table-cell>
          <table:table-cell table:style-name="ce1" office:value-type="string" calcext:value-type="string">
            <text:p>"Casa moderna com 4 quartos, 3 banheiros, cozinha integrada, pátio amplo. Condomínio com segurança 24h e áreas de lazer completas."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Venda</text:p>
          </table:table-cell>
          <table:table-cell table:style-name="ce1" office:value-type="string" calcext:value-type="string">
            <text:p>Rua das Flores, 500</text:p>
          </table:table-cell>
          <table:table-cell table:style-name="ce1" office:value-type="string" calcext:value-type="string">
            <text:p>"São Paulo"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"Retorno Garantido"</text:p>
          </table:table-cell>
          <table:table-cell table:style-name="ce1" office:value-type="string" calcext:value-type="string">
            <text:p>"Maria Santos"</text:p>
          </table:table-cell>
          <table:table-cell table:style-name="ce1" office:value-type="string" calcext:value-type="string">
            <text:p>"(11) 98888-2222"</text:p>
          </table:table-cell>
          <table:table-cell table:style-name="ce1" office:value-type="string" calcext:value-type="string">
            <text:p>"maria@alphaprime.com"</text:p>
          </table:table-cell>
          <table:table-cell table:style-name="ce2" office:value-type="string" calcext:value-type="string">
            <text:p><text:a xlink:href="https://drive.google.com/uc?id=1nTiFrgdarslUhSgjkPjGDkNLoK40ryoY" xlink:type="simple">https://drive.google.com/uc?id=1nTiFrgdarslUhSgjkPjGDkNLoK40ryoY</text:a></text:p>
          </table:table-cell>
          <table:table-cell table:style-name="ce1" office:value-type="string" calcext:value-type="string">
            <text:p>"Pátio Amplo;Garagem Dupla;Cozinha Integrada;Segurança 24h;Jardim"</text:p>
          </table:table-cell>
          <table:table-cell table:number-columns-repeated="100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oveis" style:display-name="PageStyle_imove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